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Text_20_body">
      <style:paragraph-properties fo:line-height="100%" fo:text-align="justify" style:justify-single-word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 fo:language="en" fo:country="US"/>
    </style:style>
    <style:style style:name="T16" style:family="text">
      <style:text-properties style:use-window-font-color="true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fo:font-weight="normal" style:font-size-asian="12pt" style:font-weight-asian="normal"/>
    </style:style>
    <style:style style:name="T20" style:family="text">
      <style:text-properties fo:font-size="12pt" fo:font-weight="normal" style:font-size-asian="12pt" style:font-weight-asian="normal"/>
    </style:style>
    <style:style style:name="T21" style:family="text">
      <style:text-properties style:text-position="super 65%" fo:font-size="10pt" style:font-size-asian="10pt" style:font-size-complex="10pt"/>
    </style:style>
    <style:style style:name="T22" style:family="text">
      <style:text-properties style:text-position="super 65%" fo:font-size="10pt" fo:language="en" fo:country="US" style:font-size-asian="10pt" style:font-size-complex="10pt"/>
    </style:style>
    <style:style style:name="T23" style:family="text">
      <style:text-properties style:text-position="sub 65%" fo:font-size="10pt" fo:language="en" fo:country="US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color="#ff6600"/>
    </style:style>
    <style:style style:name="T27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5">Измерителя-сигнализатора СРК-АТ2327</text:p>
      <text:p text:style-name="P5">Зав. № <text:span text:style-name="T4">$srk_serial</text:span></text:p>
      <text:p text:style-name="P14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17"/>
      <text:p text:style-name="P24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мкЗв/ч, <text:s/>согласно методике, изложенной в <text:span text:style-name="T16">МП. </text:span><text:span text:style-name="T26">МН-</text:span><text:span text:style-name="T27">854</text:span><text:span text:style-name="T26">-200</text:span><text:span text:style-name="T27">0</text:span></text:p>
      <text:p text:style-name="P15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25">- $facility_src_cs_rus<text:span text:style-name="T15">;</text:span></text:p>
      <text:p text:style-name="P16">2. Поверка блоков детектирования</text:p>
      <text:p text:style-name="P13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6">- контроль работоспособности<text:tab/></text:p>
      <text:p text:style-name="P13"><text:span text:style-name="T7">б</text:span>)<text:tab/><text:span text:style-name="Основной_20_шрифт_20_абзаца"><text:span text:style-name="T17">Определение чувствительности прибора с </text:span></text:span><text:span text:style-name="Основной_20_шрифт_20_абзаца"><text:span text:style-name="T18">$type</text:span></text:span><text:span text:style-name="Основной_20_шрифт_20_абзаца"><text:span text:style-name="T17"> в корпусе герметичного контейнера с защитным экраном</text:span></text:span></text:p>
      <text:p text:style-name="P18"><text:span text:style-name="Основной_20_шрифт_20_абзаца"><text:span text:style-name="T20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1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1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1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1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1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1.1"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table-cell table:style-name="t1.B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0">$bg_avr1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1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1</text:p>
          </table:table-cell>
          <table:table-cell table:style-name="t1.B4" table:number-rows-spanned="5" office:value-type="string">
            <text:p text:style-name="P8">$pogr1</text:p>
          </table:table-cell>
          <table:table-cell table:style-name="t1.H4" table:number-rows-spanned="5" office:value-type="string">
            <text:p text:style-name="P22">± 11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2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2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2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2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2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2.1">
          <table:table-cell table:style-name="t2.A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table-cell table:style-name="t2.B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1</text:p>
          </table:table-cell>
          <table:table-cell table:style-name="t2.B4" table:number-rows-spanned="5" office:value-type="string">
            <text:p text:style-name="P20">$bg_avr2</text:p>
          </table:table-cell>
          <table:table-cell table:style-name="t2.C4" office:value-type="string">
            <text:p text:style-name="P9"><text:span text:style-name="T4">$2-</text:span>21</text:p>
          </table:table-cell>
          <table:table-cell table:style-name="t2.B4" table:number-rows-spanned="5" office:value-type="string">
            <text:p text:style-name="P11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2">± 11</text:p>
          </table:table-cell>
        </table:table-row>
        <table:table-row table:style-name="t2.1">
          <table:table-cell table:style-name="t2.A4" office:value-type="string">
            <text:p text:style-name="P9"><text:span text:style-name="T4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9"><text:span text:style-name="T4">$2-</text:span>15</text:p>
          </table:table-cell>
          <table:covered-table-cell/>
          <table:table-cell table:style-name="t2.C8" office:value-type="string">
            <text:p text:style-name="P9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3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3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3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3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3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3.1">
          <table:table-cell table:style-name="t3.A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table-cell table:style-name="t3.B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<text:span text:style-name="T4">$3-</text:span>11</text:p>
          </table:table-cell>
          <table:table-cell table:style-name="t3.B4" table:number-rows-spanned="5" office:value-type="string">
            <text:p text:style-name="P20">$bg_avr3</text:p>
          </table:table-cell>
          <table:table-cell table:style-name="t3.C4" office:value-type="string">
            <text:p text:style-name="P9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1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2">± 11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$<text:span text:style-name="T4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4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4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4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4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4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4.1">
          <table:table-cell table:style-name="t4.A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table-cell table:style-name="t4.B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<text:span text:style-name="T4">$4-</text:span>11</text:p>
          </table:table-cell>
          <table:table-cell table:style-name="t4.B4" table:number-rows-spanned="5" office:value-type="string">
            <text:p text:style-name="P20">$bg_avr4</text:p>
          </table:table-cell>
          <table:table-cell table:style-name="t4.C4" office:value-type="string">
            <text:p text:style-name="P9">$<text:span text:style-name="T4">4</text:span>-21</text:p>
          </table:table-cell>
          <table:table-cell table:style-name="t4.B4" table:number-rows-spanned="5" office:value-type="string">
            <text:p text:style-name="P11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2">± 11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$<text:span text:style-name="T4">4</text:span>-13</text:p>
          </table:table-cell>
          <table:covered-table-cell/>
          <table:table-cell table:style-name="t4.C4" office:value-type="string">
            <text:p text:style-name="P9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9"><text:span text:style-name="T4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4:41:57.92</dc:date>
    <meta:editing-duration>P3DT2H15M35S</meta:editing-duration>
    <meta:editing-cycles>309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85" meta:character-count="3012"/>
  </office:meta>
</office:document-meta>
</file>